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D00000154531EBD57.png" manifest:media-type="image/png"/>
  <manifest:file-entry manifest:full-path="Pictures/10002AD800003E8000002328981151D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me series of forest change in Lithuania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1" draw:layer="layout" svg:width="25.146cm" svg:height="17.272cm" svg:x="1.016cm" svg:y="1.524cm">
          <draw:image xlink:href="Pictures/10002AD800003E8000002328981151DA.svg" xlink:type="simple" xlink:show="embed" xlink:actuate="onLoad">
            <text:p/>
          </draw:image>
          <draw:image xlink:href="Pictures/100002010000025D00000154531EBD5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5T09:40:26.474265287</meta:creation-date>
    <dc:date>2016-01-19T14:45:27.976050048</dc:date>
    <meta:editing-duration>PT2M59S</meta:editing-duration>
    <meta:editing-cycles>4</meta:editing-cycles>
    <meta:generator>LibreOffice/4.2.8.2$Linux_X86_64 LibreOffice_project/420m0$Build-2</meta:generator>
    <meta:document-statistic meta:object-count="34"/>
  </office:meta>
</office:document-meta>
</file>